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15" style:family="paragraph" style:parent-style-name="Preformatted_20_Text">
      <style:paragraph-properties fo:line-height="125%"/>
      <style:text-properties fo:color="#000000" style:font-name="Times New Roman" fo:font-size="12pt" style:font-size-asian="12pt" style:font-size-complex="12pt"/>
    </style:style>
    <style:style style:name="P16" style:family="paragraph" style:parent-style-name="Preformatted_20_Text" style:list-style-name="L6">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5">
      <style:paragraph-properties fo:line-height="125%"/>
      <style:text-properties fo:color="#000000" style:font-name="Times New Roman" fo:font-size="10pt" style:font-size-asian="10pt" style:font-size-complex="10pt"/>
    </style:style>
    <style:style style:name="P22" style:family="paragraph" style:parent-style-name="Preformatted_20_Text" style:list-style-name="L6">
      <style:paragraph-properties fo:line-height="125%"/>
      <style:text-properties fo:color="#000000" style:font-name="Times New Roman" fo:font-size="10pt" style:font-size-asian="10pt" style:font-size-complex="10pt"/>
    </style:style>
    <style:style style:name="P23" style:family="paragraph" style:parent-style-name="Preformatted_20_Text">
      <style:paragraph-properties fo:line-height="125%"/>
      <style:text-properties fo:color="#000000"/>
    </style:style>
    <style:style style:name="P24" style:family="paragraph" style:parent-style-name="Preformatted_20_Text">
      <style:paragraph-properties fo:line-height="125%"/>
      <style:text-properties fo:color="#000000" style:font-name="Courier New" fo:font-size="10pt" style:font-size-asian="10pt" style:font-size-complex="10pt"/>
    </style:style>
    <style:style style:name="P25"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6"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1" style:family="paragraph" style:parent-style-name="Horizontal_20_Line">
      <style:text-properties fo:color="#000000"/>
    </style:style>
    <style:style style:name="P32"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font-size="12pt" style:font-size-asian="12pt" style:font-size-complex="12pt"/>
    </style:style>
    <style:style style:name="T21" style:family="text">
      <style:text-properties style:font-name="Courier New"/>
    </style:style>
    <style:style style:name="T2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s Thesis Proposal</text:p>
      <text:p text:style-name="P15">Thomas Logan</text:p>
      <text:p text:style-name="P15"/>
      <text:p text:style-name="P17">Summary</text:p>
      <text:p text:style-name="P15"><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5"/>
      <text:p text:style-name="P17">Overview</text:p>
      <text:p text:style-name="P15"><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5"><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5"/>
      <text:p text:style-name="P25"><text:span text:style-name="T2">type</text:span><text:span text:style-name="T1"> thread_id</text:span></text:p>
      <text:p text:style-name="P26"><text:span text:style-name="T7">val</text:span> spawn<text:span text:style-name="T8">: </text:span>(unit <text:span text:style-name="T8">-&gt;</text:span> unit) -&gt; thread_id</text:p>
      <text:p text:style-name="P15"/>
      <text:p text:style-name="P15">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5"/>
      <text:p text:style-name="P26"><text:span text:style-name="T7">type</text:span> 'a chan</text:p>
      <text:p text:style-name="P26"><text:span text:style-name="T7">val</text:span> channel : unit -&gt; 'a chan</text:p>
      <text:p text:style-name="P26"><text:span text:style-name="T7">val</text:span> recv : 'a chan -&gt; 'a</text:p>
      <text:p text:style-name="P26"><text:span text:style-name="T7">val</text:span> send : ('a chan * 'a) -&gt; unit</text:p>
      <text:p text:style-name="P15"/>
      <text:p text:style-name="P15">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2"/>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2"/>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1"/>
      <text:p text:style-name="P28">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15"/>
      <text:p text:style-name="P15"><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3"><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0">Since there are four processes that make calls to the server, the server's particular </text:span><text:span text:style-name="T6">reqCh</text:span><text:span text:style-name="T20"> has four senders. <text:s/>Servers are created with only one process listening for requests, so the </text:span><text:span text:style-name="T6">reqCh</text:span><text:span text:style-name="T20"> of this server has just one sender. <text:s/>So the server's </text:span><text:span text:style-name="T6">reqCh</text:span><text:span text:style-name="T20"> is classified as fan-in. <text:s/>Each use of </text:span><text:span text:style-name="T6">call</text:span><text:span text:style-name="T20"> creates a brand new channel </text:span><text:span text:style-name="T6">replCh</text:span><text:span text:style-name="T20"> for receiving data. <text:s/>The function </text:span><text:span text:style-name="T6">call</text:span><text:span text:style-name="T20"> receives on the channel once and the server sends on the channel once, so each instance of </text:span><text:span text:style-name="T6">replCh</text:span><text:span text:style-name="T20"> is one-shot.</text:span></text:p>
      <text:p text:style-name="P15"><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18">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18">FanIn.</text:span>recv reqCh</text:p>
      <text:p text:style-name="P6"><text:span text:style-name="T7"><text:s text:c="4"/>in</text:span> </text:p>
      <text:p text:style-name="P6"><text:s text:c="6"/><text:span text:style-name="T18">OneShot.</text:span><text:span text:style-name="T19">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18">OneShot</text:span>.channel ()</text:p>
      <text:p text:style-name="P6"><text:span text:style-name="T7"><text:s text:c="2"/>in</text:span> </text:p>
      <text:p text:style-name="P6"><text:s text:c="4"/><text:span text:style-name="T18">FanIn.</text:span>send (reqCh, (v, replCh));</text:p>
      <text:p text:style-name="P6"><text:s text:c="4"/><text:span text:style-name="T18">OneShot.</text:span>recv replCh </text:p>
      <text:p text:style-name="P7"><text:s text:c="2"/>end</text:p>
      <text:p text:style-name="P7">end</text:p>
      <text:p text:style-name="P7"/>
      <text:p text:style-name="P15">Without a static analysis to check the usage of the special channels, we could inadvertently use a one-shot channel for a channel that has multiple senders, resulting in runtime behavior inconsistent with the general semantics of channel synchronization.</text:p>
      <text:p text:style-name="P15"><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5"/>
      <text:p text:style-name="P15"><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15"><text:span text:style-name="T10"><text:tab/>There are a large number of program analyses with a variety of practical uses. <text:s/>Type systems, or static semantics, are perhaps the most familiar program analyses. <text:s/>Type systems describe how programs and expressions can be composed, such that the programs won't get stuck or result in undesired behavior.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Available expressions analysis describes which expressions must have been computed by each program point. <text:s/>The information is used to avoid redundant computation. <text:s/>For instance, in the code snippet</text:span></text:p>
      <text:p text:style-name="P15"><text:span text:style-name="T10"/></text:p>
      <text:list xml:id="list3252190094301429782" text:style-name="L6">
        <text:list-item>
          <text:p text:style-name="P16"><text:span text:style-name="T14">val z = (</text:span></text:p>
        </text:list-item>
        <text:list-item>
          <text:p text:style-name="P22"><text:span text:style-name="T13"><text:s text:c="2"/>x := 1; y := 2; </text:span></text:p>
        </text:list-item>
        <text:list-item>
          <text:p text:style-name="P22"><text:span text:style-name="T13"><text:s text:c="2"/>a := !x + 1; b := !y + 2; </text:span></text:p>
        </text:list-item>
        <text:list-item>
          <text:p text:style-name="P22"><text:span text:style-name="T13"><text:s text:c="2"/>y := 0;</text:span></text:p>
        </text:list-item>
        <text:list-item>
          <text:p text:style-name="P22"><text:span text:style-name="T13"><text:s text:c="2"/>(!y + 2) + (!x + 1)</text:span></text:p>
        </text:list-item>
        <text:list-item>
          <text:p text:style-name="P22"><text:span text:style-name="T13">)</text:span></text:p>
        </text:list-item>
      </text:list>
      <text:p text:style-name="P15"><text:tab/></text:p>
      <text:p text:style-name="P13"><text:soft-page-break/>the expression <text:span text:style-name="T1">(!x + 1)</text:span> is available in by line 5 but <text:span text:style-name="T1">(!y + 2)</text:span><text:span text:style-name="T22"> is not, because </text:span><text:span text:style-name="T1">y</text:span><text:span text:style-name="T22"> was modified in line 4. <text:s/>Liveness analysis is another data flow analysis that enables program optimization. <text:s/>The analysis describes for each program point, the set of variables and references whose values might be used in the remainder of the program. <text:s/>For instance, in the code snippet</text:span></text:p>
      <text:p text:style-name="P13"><text:span text:style-name="T22"/></text:p>
      <text:list xml:id="list8536493454455876003" text:style-name="L5">
        <text:list-item>
          <text:p text:style-name="P21"><text:span text:style-name="T13">let </text:span></text:p>
        </text:list-item>
        <text:list-item>
          <text:p text:style-name="P21"><text:span text:style-name="T13"><text:s text:c="2"/>val x = 1 <text:s text:c="3"/></text:span></text:p>
        </text:list-item>
        <text:list-item>
          <text:p text:style-name="P21"><text:span text:style-name="T13"><text:s text:c="2"/>val y = 2</text:span></text:p>
        </text:list-item>
        <text:list-item>
          <text:p text:style-name="P21"><text:span text:style-name="T13"><text:s text:c="2"/>val z = ref (4 * 73)</text:span></text:p>
        </text:list-item>
        <text:list-item>
          <text:p text:style-name="P21"><text:span text:style-name="T13"><text:s text:c="2"/>val x = 4</text:span></text:p>
        </text:list-item>
        <text:list-item>
          <text:p text:style-name="P21"><text:span text:style-name="T13">in </text:span></text:p>
        </text:list-item>
        <text:list-item>
          <text:p text:style-name="P21"><text:span text:style-name="T13"><text:s text:c="2"/>z := 1; </text:span></text:p>
        </text:list-item>
        <text:list-item>
          <text:p text:style-name="P21"><text:span text:style-name="T13"><text:s text:c="2"/>x * !z</text:span></text:p>
        </text:list-item>
        <text:list-item>
          <text:p text:style-name="P21"><text:span text:style-name="T13">end</text:span></text:p>
        </text:list-item>
      </text:list>
      <text:p text:style-name="P13"><text:span text:style-name="T22"/></text:p>
      <text:p text:style-name="P13"><text:span text:style-name="T22">Since the variables </text:span><text:span text:style-name="T1">x</text:span><text:span text:style-name="T22"> and </text:span><text:span text:style-name="T1">z</text:span><text:span text:style-name="T22"> and the dereference </text:span><text:span text:style-name="T1">!z</text:span><text:span text:style-name="T22"> are used in line 8, they are live at line 7. <text:s/>Since </text:span><text:span text:style-name="T1">z</text:span><text:span text:style-name="T22"> is reassigned at line 7, </text:span><text:span text:style-name="T1">!z</text:span><text:span text:style-name="T22"> is no longer live at line 6. <text:s/>Since </text:span><text:span text:style-name="T1">x</text:span><text:span text:style-name="T22"> is bound at line 5 and not used above, it is not live at line 4 and above. <text:s/>Since </text:span><text:span text:style-name="T1">z</text:span><text:span text:style-name="T22"> is bound at 4 and not used above, it is not live at line 3 and above. The liveness information information demonstrates that the expression </text:span><text:span text:style-name="T1">(4 * 73)</text:span><text:span text:style-name="T22"> doesn't need to be computed, and lines 2 and 3 can simply be removed.</text:span></text:p>
      <text:p text:style-name="P13"><text:span text:style-name="T22"><text:tab/>The information at each program point is derived from control structures in the program that dictate how information may flow between program points. <text:s/>Some uses of control structures are represented as literals in the syntax, while other uses are hidden by expressions that may evaluate to control structures, or function parameters that may bind to control structures. <text:s/>These hidden control structures may be revealed by an abstract value analysis, or value flow, which associates each program point with a set of abstract values that the point's expression may evaluate to. <text:s/>Since uncovering the flow of information depends on control structures, which are uncovered by the flow of information, the description of abstract values is (co)inductive. <text:s/>Since the original reason for describing the abstract value information was really for its the control flow information, the original approaches to these analyses are known as control flow analyses or CFAs.</text:span></text:p>
      <text:p text:style-name="P13"/>
      <text:p text:style-name="P13">(* overview of program analysis and constraint-based analysis, and data-flow analysis *)</text:p>
      <text:p text:style-name="P13"/>
      <text:list xml:id="list2640788788261459183" text:style-name="L4">
        <text:list-item>
          <text:p text:style-name="P14">What program information is described</text:p>
          <text:list>
            <text:list-item>
              <text:p text:style-name="P14">data-flow analysis: describes data related to program points</text:p>
              <text:list>
                <text:list-item>
                  <text:p text:style-name="P14">available expressions (How: forward, largest)</text:p>
                </text:list-item>
                <text:list-item>
                  <text:p text:style-name="P14">reaching sends (How: forward, smallest)</text:p>
                </text:list-item>
                <text:list-item>
                  <text:p text:style-name="P14">very busy (How: backward, largest)</text:p>
                </text:list-item>
                <text:list-item>
                  <text:p text:style-name="P14"><text:soft-page-break/>live variable (How: backward, smallest) </text:p>
                </text:list-item>
                <text:list-item>
                  <text:p text:style-name="P14">value-flow analysis: describes values related to program points (using k-CFA)</text:p>
                  <text:list>
                    <text:list-item>
                      <text:p text:style-name="P14">equivalent values (smallest)</text:p>
                    </text:list-item>
                  </text:list>
                </text:list-item>
                <text:list-item>
                  <text:p text:style-name="P14">type-flow analysis</text:p>
                </text:list-item>
                <text:list-item>
                  <text:p text:style-name="P14">control-flow analysis: <text:s/>describes control related to program points</text:p>
                  <text:list>
                    <text:list-item>
                      <text:p text:style-name="P14">equivalent abstractions</text:p>
                    </text:list-item>
                    <text:list-item>
                      <text:p text:style-name="P14">equivalent channels</text:p>
                    </text:list-item>
                  </text:list>
                </text:list-item>
              </text:list>
            </text:list-item>
            <text:list-item>
              <text:p text:style-name="P14">compositional systems: describes data related to program</text:p>
              <text:list>
                <text:list-item>
                  <text:p text:style-name="P14">type system: describes terms that are not stuck</text:p>
                </text:list-item>
                <text:list-item>
                  <text:p text:style-name="P14">effect system: describes terms related to effects</text:p>
                  <text:list>
                    <text:list-item>
                      <text:p text:style-name="P14">call-tracking analysis</text:p>
                    </text:list-item>
                  </text:list>
                </text:list-item>
              </text:list>
            </text:list-item>
          </text:list>
        </text:list-item>
        <text:list-item>
          <text:p text:style-name="P14">How is program information described</text:p>
          <text:list>
            <text:list-item>
              <text:p text:style-name="P14">abstract specification (inference rules): describes analysis as coinductive proposition</text:p>
            </text:list-item>
            <text:list-item>
              <text:p text:style-name="P14">syntax-directed specification: describes analysis as inductive proposition</text:p>
            </text:list-item>
            <text:list-item>
              <text:p text:style-name="P14">constraint-based analysis (application rules): describes analysis as recursive function from term to syntactic constraint</text:p>
              <text:list>
                <text:list-item>
                  <text:p text:style-name="P14">system of equations</text:p>
                </text:list-item>
                <text:list-item>
                  <text:p text:style-name="P14">system of conditional constraints</text:p>
                </text:list-item>
              </text:list>
            </text:list-item>
            <text:list-item>
              <text:p text:style-name="P14">algorithmic analysis: describes analysis as procedure</text:p>
            </text:list-item>
            <text:list-item>
              <text:p text:style-name="P14">abstract interpretation: describes analysis as functions from operational semantics</text:p>
            </text:list-item>
          </text:list>
        </text:list-item>
      </text:list>
      <text:p text:style-name="P13"/>
      <text:p text:style-name="P13">*)</text:p>
      <text:p text:style-name="P15"/>
      <text:p text:style-name="P15"><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5"><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text:soft-page-break/>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5"><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5"/>
      <text:p text:style-name="P15"><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15"><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5">term</text:span> satisfies a <text:span text:style-name="T15">type</text:span>, then the term has utility for the data or computation it represents. <text:s/>The type is only valuable for confirming or denying the usage of a term. <text:s/>In contrast, once a <text:span text:style-name="T15">proof</text:span> satisfies a <text:span text:style-name="T15">proposition</text:span>, the proof becomes irrelevant, while the proposition is elevated to a theorem. <text:s/>The theorem is useful on its own without regard to any particular proof.</text:p>
      <text:p text:style-name="P15"><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text:soft-page-break/>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5"/>
      <text:p text:style-name="P29"><text:span text:style-name="T7">datatype</text:span> 'a list = Nil | Cons 'a "'a list"</text:p>
      <text:p text:style-name="P29"/>
      <text:p text:style-name="P30"><text:span text:style-name="T7">inductive</text:span> sorted :: "('a ⇒ 'a ⇒ bool) ⇒ 'a list ⇒ bool" where</text:p>
      <text:p text:style-name="P30"><text:s text:c="2"/>Nil : "sorted P Nil" |</text:p>
      <text:p text:style-name="P30"><text:s text:c="2"/>Single : "sorted P (Cons x Nil)" |</text:p>
      <text:p text:style-name="P30"><text:s text:c="2"/>Cons : "P x y ⟹ sorted P (Cons y ys) ⟹ sorted P (Cons x (Cons y ys))"</text:p>
      <text:p text:style-name="P15"/>
      <text:p text:style-name="P15">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15"/>
      <text:p text:style-name="P26"><text:span text:style-name="T7">datatype</text:span> nat = O | S nat </text:p>
      <text:p text:style-name="P24"/>
      <text:p text:style-name="P26"><text:span text:style-name="T7">inductive</text:span> lte :: "nat ⇒ nat ⇒ bool" <text:span text:style-name="T7">where</text:span></text:p>
      <text:p text:style-name="P26"><text:s text:c="2"/>Eq : "lte n n" |</text:p>
      <text:p text:style-name="P26"><text:s text:c="2"/>Lt : "lte n1 n2 ⟹ lte n1 (S n2) "</text:p>
      <text:p text:style-name="P26"/>
      <text:p text:style-name="P26"><text:span text:style-name="T7">theorem</text:span> "sorted lte [O, (S O), (S O), (S (S (S O)))]"</text:p>
      <text:p text:style-name="P27"><text:s/>apply<text:span text:style-name="T8"> (rule Cons)</text:span></text:p>
      <text:p text:style-name="P27"><text:s text:c="2"/>apply<text:span text:style-name="T8"> (rule Lt)</text:span></text:p>
      <text:p text:style-name="P27"><text:s text:c="2"/>apply<text:span text:style-name="T8"> (rule Eq)</text:span></text:p>
      <text:p text:style-name="P27"><text:s/>apply<text:span text:style-name="T8"> (rule Cons)</text:span></text:p>
      <text:p text:style-name="P27"><text:s text:c="2"/>apply<text:span text:style-name="T8"> (rule Eq)</text:span></text:p>
      <text:p text:style-name="P27"><text:s/>apply<text:span text:style-name="T8"> (rule Cons)</text:span></text:p>
      <text:p text:style-name="P27"><text:s text:c="2"/>apply<text:span text:style-name="T8"> (rule Lt)</text:span></text:p>
      <text:p text:style-name="P27"><text:s text:c="2"/>apply<text:span text:style-name="T8"> (rule Lt)</text:span></text:p>
      <text:p text:style-name="P27"><text:s text:c="2"/>apply<text:span text:style-name="T8"> (rule Eq)</text:span></text:p>
      <text:p text:style-name="P27"><text:s/>apply<text:span text:style-name="T8"> (rule Single)</text:span></text:p>
      <text:p text:style-name="P27">done</text:p>
      <text:p text:style-name="P15"/>
      <text:p text:style-name="P15"><text:soft-page-break/>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4"/>
      <text:p text:style-name="P6"><text:span text:style-name="T16">definition</text:span><text:span text:style-name="T17"> True :: bool </text:span><text:span text:style-name="T16">where</text:span><text:span text:style-name="T17"> </text:span></text:p>
      <text:p text:style-name="P9"><text:s text:c="2"/>"True ≡ ((λx::bool. x) = (λx. x))"</text:p>
      <text:p text:style-name="P9"/>
      <text:p text:style-name="P6"><text:span text:style-name="T16">definition</text:span><text:span text:style-name="T17"> False :: bool </text:span><text:span text:style-name="T16">where</text:span><text:span text:style-name="T17"> </text:span></text:p>
      <text:p text:style-name="P9"><text:s text:c="2"/>"False ≡ (∀P. P)"</text:p>
      <text:p text:style-name="P12"/>
      <text:p text:style-name="P12"/>
      <text:p text:style-name="P17">Hypothesis</text:p>
      <text:p text:style-name="P15"><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8">The main contributions of this work will be formal and mechanically verified proofs of a static analysis derived from Reppy and Xiao's analysis.</text:span></text:p>
      <text:p text:style-name="P18"/>
      <text:p text:style-name="P17">Architecture</text:p>
      <text:p text:style-name="P15"><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5"><text:tab/>In this thesis work, we are interested in communication topology soundness, rather than flow soundness. <text:s/>Nevertheless, we will need to prove additional flow soundness theorems en route to <text:soft-page-break/>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5"><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5"/>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oft-page-break/><text:s text:c="2"/>cres </text:p>
      <text:p text:style-name="P7"/>
      <text:p text:style-name="P17">Deliverables</text:p>
      <text:list xml:id="list7849370787070168105" text:style-name="L2">
        <text:list-item>
          <text:p text:style-name="P19">Technical paper</text:p>
        </text:list-item>
        <text:list-item>
          <text:p text:style-name="P19">Isabelle code</text:p>
          <text:p text:style-name="P19"/>
        </text:list-item>
      </text:list>
      <text:p text:style-name="P17">References</text:p>
      <text:p text:style-name="P18">...</text:p>
      <text:p text:style-name="P17"/>
      <text:p text:style-name="P17">Schedule</text:p>
      <text:list xml:id="list1448395582115056656" text:style-name="L3">
        <text:list-item>
          <text:p text:style-name="P20">Define the syntax of Concurrent ML using Isabelle/HOL</text:p>
        </text:list-item>
        <text:list-item>
          <text:p text:style-name="P20">Define the operational semantics</text:p>
        </text:list-item>
        <text:list-item>
          <text:p text:style-name="P20">Define communication topologies in terms of operational semantics</text:p>
        </text:list-item>
        <text:list-item>
          <text:p text:style-name="P20">Construct proofs that simple programs adhere to communication topology definitions</text:p>
        </text:list-item>
        <text:list-item>
          <text:p text:style-name="P20">Define constraint-based analysis</text:p>
        </text:list-item>
        <text:list-item>
          <text:p text:style-name="P20">Construct proofs that analysis is informative with respect to example programs</text:p>
        </text:list-item>
        <text:list-item>
          <text:p text:style-name="P20">Construct proofs that the analysis is sound</text:p>
        </text:list-item>
        <text:list-item>
          <text:p text:style-name="P20">Develop an algorithm that takes a program and determines values described by the analysis</text:p>
        </text:list-item>
        <text:list-item>
          <text:p text:style-name="P20">Prove the analysis is computable using the algorithm.</text:p>
        </text:list-item>
        <text:list-item>
          <text:p text:style-name="P20">(Optional: Extend the definitions and proofs with <text:span text:style-name="T1">choose_evt</text:span>)</text:p>
        </text:list-item>
        <text:list-item>
          <text:p text:style-name="P20">(Optional: Extend the definitions and proofs with <text:span text:style-name="T1">then_evt</text:span>)</text:p>
        </text:list-item>
        <text:list-item>
          <text:p text:style-name="P20">Write technical paper</text:p>
        </text:list-item>
        <text:list-item>
          <text:p text:style-name="P20">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5:03:20</dc:date>
    <dc:creator>Thomas Logan</dc:creator>
    <meta:generator>OpenOffice/4.1.3$Unix OpenOffice.org_project/413m1$Build-9783</meta:generator>
    <meta:editing-duration>P23DT21H35M17S</meta:editing-duration>
    <meta:editing-cycles>277</meta:editing-cycles>
    <meta:document-statistic meta:table-count="0" meta:image-count="0" meta:object-count="0" meta:page-count="12" meta:paragraph-count="215" meta:word-count="4288" meta:character-count="26256"/>
  </office:meta>
</office:document-meta>
</file>